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12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INARAHUA SALAS, EMER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1304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541901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NARAHUA SALAS, EM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11304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541901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IOS PEREZ, GEIDELVE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20136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100</text:p>
          </table:table-cell>
          <table:table-cell table:style-name="Tableau1.D2" office:value-type="string">
            <text:p text:style-name="P8">19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12/2021</text:p>
          </table:table-cell>
          <table:table-cell table:style-name="Tabla2.A3" office:value-type="string">
            <text:p text:style-name="P22">5872824</text:p>
          </table:table-cell>
          <table:table-cell table:style-name="Tabla2.D3" office:value-type="string">
            <text:p text:style-name="P23">19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2-126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10T23:00:4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